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1388in" text:min-label-width="0.25in" text:list-level-position-and-space-mode="label-alignment">
          <style:list-level-label-alignment text:label-followed-by="listtab" fo:margin-left="0.3888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6388in" text:min-label-width="0.25in" text:list-level-position-and-space-mode="label-alignment">
          <style:list-level-label-alignment text:label-followed-by="listtab" fo:margin-left="0.8888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1388in" text:min-label-width="0.25in" text:list-level-position-and-space-mode="label-alignment">
          <style:list-level-label-alignment text:label-followed-by="listtab" fo:margin-left="1.3888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6388in" text:min-label-width="0.25in" text:list-level-position-and-space-mode="label-alignment">
          <style:list-level-label-alignment text:label-followed-by="listtab" fo:margin-left="1.8888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1388in" text:min-label-width="0.25in" text:list-level-position-and-space-mode="label-alignment">
          <style:list-level-label-alignment text:label-followed-by="listtab" fo:margin-left="2.3888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6388in" text:min-label-width="0.25in" text:list-level-position-and-space-mode="label-alignment">
          <style:list-level-label-alignment text:label-followed-by="listtab" fo:margin-left="2.8888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1388in" text:min-label-width="0.25in" text:list-level-position-and-space-mode="label-alignment">
          <style:list-level-label-alignment text:label-followed-by="listtab" fo:margin-left="3.3888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6388in" text:min-label-width="0.25in" text:list-level-position-and-space-mode="label-alignment">
          <style:list-level-label-alignment text:label-followed-by="listtab" fo:margin-left="3.8888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1388in" text:min-label-width="0.25in" text:list-level-position-and-space-mode="label-alignment">
          <style:list-level-label-alignment text:label-followed-by="listtab" fo:margin-left="4.3888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color="#FF0000"/>
    </style:style>
    <style:style style:name="P3" style:parent-style-name="Normal" style:family="paragraph">
      <style:text-properties fo:color="#FF0000"/>
    </style:style>
    <style:style style:name="P4" style:parent-style-name="Normal" style:family="paragraph">
      <style:text-properties fo:color="#FF0000"/>
    </style:style>
    <style:style style:name="P5" style:parent-style-name="Normal" style:family="paragraph">
      <style:text-properties fo:color="#FF0000"/>
    </style:style>
    <style:style style:name="P6" style:parent-style-name="Normal" style:family="paragraph">
      <style:text-properties fo:color="#FF0000"/>
    </style:style>
    <style:style style:name="T7" style:parent-style-name="DefaultParagraphFont" style:family="text">
      <style:text-properties fo:color="#FF0000"/>
    </style:style>
    <style:style style:name="T8" style:parent-style-name="DefaultParagraphFont" style:family="text">
      <style:text-properties fo:color="#FF0000"/>
    </style:style>
    <style:style style:name="T9" style:parent-style-name="DefaultParagraphFont" style:family="text">
      <style:text-properties fo:color="#FF0000"/>
    </style:style>
    <style:style style:name="P10" style:parent-style-name="Normal" style:family="paragraph">
      <style:text-properties fo:color="#FF0000"/>
    </style:style>
    <style:style style:name="P11" style:parent-style-name="Normal" style:family="paragraph">
      <style:text-properties fo:color="#FF0000"/>
    </style:style>
    <style:style style:name="P12" style:parent-style-name="Normal" style:family="paragraph">
      <style:text-properties fo:color="#FF0000"/>
    </style:style>
    <style:style style:name="P13" style:parent-style-name="Normal" style:family="paragraph">
      <style:text-properties fo:color="#FF0000"/>
    </style:style>
    <style:style style:name="P14" style:parent-style-name="Normal" style:family="paragraph">
      <style:text-properties fo:color="#FF0000"/>
    </style:style>
    <style:style style:name="P15" style:parent-style-name="ListParagraph" style:list-style-name="LFO1" style:family="paragraph"/>
    <style:style style:name="T16" style:parent-style-name="DefaultParagraphFont" style:family="text">
      <style:text-properties fo:color="#FF0000"/>
    </style:style>
    <style:style style:name="P17" style:parent-style-name="ListParagraph" style:list-style-name="LFO1" style:family="paragraph"/>
    <style:style style:name="T18" style:parent-style-name="DefaultParagraphFont" style:family="text">
      <style:text-properties fo:color="#FF0000"/>
    </style:style>
    <style:style style:name="P19" style:parent-style-name="ListParagraph" style:list-style-name="LFO1" style:family="paragraph"/>
    <style:style style:name="P20" style:parent-style-name="Normal" style:family="paragraph">
      <style:text-properties fo:color="#FF0000"/>
    </style:style>
    <style:style style:name="P21" style:parent-style-name="ListParagraph" style:list-style-name="LFO1" style:family="paragraph"/>
    <style:style style:name="P22" style:parent-style-name="Normal" style:family="paragraph">
      <style:text-properties fo:color="#FF0000"/>
    </style:style>
    <style:style style:name="P23" style:parent-style-name="Normal" style:family="paragraph">
      <style:text-properties fo:color="#FF0000"/>
    </style:style>
    <style:style style:name="P24" style:parent-style-name="ListParagraph" style:list-style-name="LFO1" style:family="paragraph"/>
    <style:style style:name="P25" style:parent-style-name="Normal" style:family="paragraph">
      <style:text-properties fo:color="#FF0000"/>
    </style:style>
    <style:style style:name="P26" style:parent-style-name="ListParagraph" style:list-style-name="LFO1" style:family="paragraph"/>
    <style:style style:name="P27" style:parent-style-name="Normal" style:family="paragraph">
      <style:text-properties fo:color="#FF0000"/>
    </style:style>
    <style:style style:name="P28" style:parent-style-name="ListParagraph" style:list-style-name="LFO1" style:family="paragraph"/>
    <style:style style:name="P29" style:parent-style-name="Normal" style:family="paragraph">
      <style:text-properties fo:color="#FF0000"/>
    </style:style>
    <style:style style:name="P30" style:parent-style-name="ListParagraph" style:list-style-name="LFO1" style:family="paragraph"/>
    <style:style style:name="P31" style:parent-style-name="Normal" style:family="paragraph">
      <style:text-properties fo:color="#FF0000"/>
    </style:style>
    <style:style style:name="P32" style:parent-style-name="ListParagraph" style:list-style-name="LFO1" style:family="paragraph"/>
    <style:style style:name="P33" style:parent-style-name="Normal" style:family="paragraph">
      <style:text-properties fo:color="#FF0000"/>
    </style:style>
    <style:style style:name="P34" style:parent-style-name="ListParagraph" style:list-style-name="LFO1" style:family="paragraph"/>
    <style:style style:name="P35" style:parent-style-name="Normal" style:family="paragraph">
      <style:text-properties fo:color="#FF0000"/>
    </style:style>
    <style:style style:name="P36" style:parent-style-name="ListParagraph" style:list-style-name="LFO1" style:family="paragraph"/>
    <style:style style:name="P37" style:parent-style-name="Normal" style:family="paragraph">
      <style:text-properties fo:color="#FF0000"/>
    </style:style>
    <style:style style:name="P38" style:parent-style-name="Normal" style:family="paragraph">
      <style:text-properties fo:color="#FF0000"/>
    </style:style>
    <style:style style:name="P39" style:parent-style-name="Normal" style:family="paragraph">
      <style:text-properties fo:color="#FF0000"/>
    </style:style>
    <style:style style:name="T40" style:parent-style-name="DefaultParagraphFont" style:family="text">
      <style:text-properties fo:color="#FF0000"/>
    </style:style>
    <style:style style:name="T41" style:parent-style-name="DefaultParagraphFont" style:family="text">
      <style:text-properties fo:color="#FF0000"/>
    </style:style>
    <style:style style:name="T42" style:parent-style-name="DefaultParagraphFont" style:family="text">
      <style:text-properties fo:color="#FF0000"/>
    </style:style>
    <style:style style:name="P43" style:parent-style-name="Normal" style:family="paragraph">
      <style:text-properties fo:color="#FF0000"/>
    </style:style>
    <style:style style:name="T44" style:parent-style-name="DefaultParagraphFont" style:family="text">
      <style:text-properties fo:color="#FF0000"/>
    </style:style>
    <style:style style:name="T45" style:parent-style-name="DefaultParagraphFont" style:family="text">
      <style:text-properties fo:color="#FF0000"/>
    </style:style>
    <style:style style:name="T46" style:parent-style-name="DefaultParagraphFont" style:family="text">
      <style:text-properties fo:color="#FF0000"/>
    </style:style>
    <style:style style:name="P47" style:parent-style-name="Normal" style:family="paragraph">
      <style:text-properties fo:color="#FF0000"/>
    </style:style>
    <style:style style:name="T48" style:parent-style-name="DefaultParagraphFont" style:family="text">
      <style:text-properties fo:color="#FF0000"/>
    </style:style>
    <style:style style:name="T49" style:parent-style-name="DefaultParagraphFont" style:family="text">
      <style:text-properties fo:color="#FF0000"/>
    </style:style>
    <style:style style:name="T50" style:parent-style-name="DefaultParagraphFont" style:family="text">
      <style:text-properties fo:color="#FF0000"/>
    </style:style>
    <style:style style:name="P51" style:parent-style-name="Normal" style:family="paragraph">
      <style:text-properties fo:color="#FF0000"/>
    </style:style>
    <style:style style:name="P52" style:parent-style-name="Normal" style:family="paragraph">
      <style:text-properties fo:color="#FF0000"/>
    </style:style>
    <style:style style:name="P53" style:parent-style-name="Normal" style:family="paragraph">
      <style:text-properties fo:color="#FF0000"/>
    </style:style>
  </office:automatic-styles>
  <office:body>
    <office:text text:use-soft-page-breaks="true">
      <text:p text:style-name="P1">بسم الله الرحمن الرحیم<text:s/></text:p>
      <text:p text:style-name="Normal"/>
      <text:p text:style-name="Normal">تمرین:<text:s/>Requirements Engineering Report</text:p>
      <text:p text:style-name="Normal"/>
      <text:p text:style-name="Normal"/>
      <text:p text:style-name="Normal">درس :<text:s/>آزمایشگاه مهندسی نرم‌افزار<text:s/></text:p>
      <text:p text:style-name="Normal"/>
      <text:p text:style-name="Normal"/>
      <text:p text:style-name="Normal">استاد: آقای احمدزاده<text:s/></text:p>
      <text:p text:style-name="Normal"/>
      <text:p text:style-name="Normal"/>
      <text:p text:style-name="Normal"/>
      <text:p text:style-name="Normal">اعضای گروه: سمیرا صالحی.سمانه بهاری<text:s/></text:p>
      <text:p text:style-name="Normal"/>
      <text:p text:style-name="Normal"/>
      <text:p text:style-name="Normal"/>
      <text:p text:style-name="Normal">ترم : بهمن ۱۴۰۳</text:p>
      <text:p text:style-name="Normal"/>
      <text:p text:style-name="Normal"/>
      <text:p text:style-name="Normal"/>
      <text:p text:style-name="Normal"/>
      <text:p text:style-name="Normal">رشته: کامپیوتر نرم افزار<text:s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/>گزارش مهندسی نیازمندی‌ها: تعریف، مثال، عملکرد، مزایا</text:p>
      <text:p text:style-name="Normal"/>
      <text:p text:style-name="Normal">گزارش مهندسی نیازمندی‌ها (Requirements Engineering Report) یک سند جامع است که به منظور مستندسازی، تحلیل، اعتبار سنجی و مدیریت نیازمندی‌های یک سیستم یا پروژه نرم‌افزاری تهیه می‌شود. این گزارش، پایه‌ای برای توسعه، تست و تحویل موفق یک محصول نرم‌افزاری است.</text:p>
      <text:p text:style-name="Normal"/>
      <text:p text:style-name="P2">تعریف:</text:p>
      <text:p text:style-name="P3"/>
      <text:p text:style-name="Normal">گزارش مهندسی نیازمندی‌ها، مجموعه‌ای سازمان‌یافته از توضیحات دقیق و قابل فهم از نیازها و انتظارات ذینفعان (stakeholders) یک پروژه است. این نیازها می‌توانند شامل ویژگی‌ها، عملکردها، محدودیت‌ها، کیفیت‌ها و سایر خصوصیات مورد انتظار از سیستم باشند. این گزارش باید به گونه‌ای باشد که تمام افراد درگیر در پروژه (توسعه‌دهندگان، تست‌کنندگان، مدیران و غیره) درک یکسانی از اهداف و نیازمندی‌های پروژه داشته باشند.</text:p>
      <text:p text:style-name="Normal"/>
      <text:p text:style-name="P4">مثال:</text:p>
      <text:p text:style-name="P5"/>
      <text:p text:style-name="Normal">فرض کنید می‌خواهیم یک اپلیکیشن موبایل برای سفارش غذا طراحی کنیم. برخی از نیازمندی‌های این اپلیکیشن می‌توانند به شرح زیر در گزارش مهندسی نیازمندی‌ها ذکر شوند:</text:p>
      <text:p text:style-name="Normal"/>
      <text:p text:style-name="Normal">نیازمندی‌های عملکردی (Functional Requirements):**</text:p>
      <text:p text:style-name="Normal"><text:s text:c="5"/>کاربر باید بتواند رستوران‌های اطراف خود را بر اساس موقعیت مکانی مشاهده کند.</text:p>
      <text:p text:style-name="Normal"><text:s text:c="7"/>کاربر باید بتواند منوی رستوران‌ها را مشاهده کند.</text:p>
      <text:p text:style-name="Normal"><text:s text:c="6"/>کاربر باید بتواند غذاهای مورد نظر خود را به سبد خرید اضافه کند.</text:p>
      <text:p text:style-name="Normal"><text:s text:c="5"/>کاربر باید بتواند سفارش خود را پرداخت کند.</text:p>
      <text:p text:style-name="Normal"><text:s text:c="7"/>کاربر باید بتواند وضعیت سفارش خود را پیگیری کند.</text:p>
      <text:p text:style-name="Normal">نیازمندی‌های غیر عملکردی (Non-Functional Requirements):**</text:p>
      <text:p text:style-name="Normal"><text:s text:c="6"/>اپلیکیشن باید در کمتر از 3 ثانیه پاسخگو باشد.</text:p>
      <text:p text:style-name="Normal"><text:s text:c="5"/>اپلیکیشن باید بر روی سیستم عامل‌های<text:s/>Android<text:s/>و<text:s/>iOS<text:s/>قابل اجرا باشد.</text:p>
      <text:p text:style-name="Normal"><text:s text:c="6"/>اپلیکیشن باید از امنیت بالایی برخوردار باشد و اطلاعات کاربران را محافظت کند.</text:p>
      <text:p text:style-name="Normal"><text:s text:c="4"/>اپلیکیشن باید به راحتی قابل استفاده باشد (User-friendly).</text:p>
      <text:p text:style-name="Normal">نیازمندی‌های دامنه (Domain Requirements):**</text:p>
      <text:p text:style-name="Normal"><text:s text:c="7"/>اپلیکیشن باید با قوانین و مقررات بهداشتی مربوط به رستوران‌ها سازگار باشد.</text:p>
      <text:p text:style-name="Normal"><text:s text:c="6"/>اپلیکیشن باید قابلیت محاسبه مالیات بر ارزش افزوده را داشته باشد.</text:p>
      <text:p text:style-name="P6"/>
      <text:p text:style-name="Normal"><text:span text:style-name="T7">عملکرد (</text:span><text:span text:style-name="T8">Function</text:span><text:span text:style-name="T9">):</text:span></text:p>
      <text:p text:style-name="P10"/>
      <text:p text:style-name="Normal">گزارش مهندسی نیازمندی‌ها وظایف متعددی را انجام می‌دهد، از جمله:</text:p>
      <text:p text:style-name="Normal"/>
      <text:p text:style-name="Normal">1. <text:s/>مستندسازی نیازمندی‌ها: ثبت و نگهداری دقیق تمام نیازهای سیستم.</text:p>
      <text:p text:style-name="Normal">2. تحلیل نیازمندی‌ها: بررسی و اطمینان از کامل، سازگار و قابل اندازه‌گیری بودن نیازمندی‌ها.</text:p>
      <text:p text:style-name="Normal">3. <text:s/>اعتبارسنجی نیازمندی‌ها: تأیید اینکه نیازمندی‌ها مطابق با انتظارات ذینفعان هستند.</text:p>
      <text:p text:style-name="Normal">4. <text:s/>مدیریت نیازمندی‌ها: کنترل تغییرات در نیازمندی‌ها و اطمینان از اینکه این تغییرات به درستی اعمال می‌شوند.</text:p>
      <text:p text:style-name="Normal">5. <text:s/>رتباطات:ایجاد یک زبان مشترک و قابل فهم برای تمامی افراد درگیر در پروژه.</text:p>
      <text:p text:style-name="Normal"/>
      <text:p text:style-name="Normal"/>
      <text:p text:style-name="Normal"/>
      <text:p text:style-name="P11">مزایا:</text:p>
      <text:p text:style-name="P12"/>
      <text:p text:style-name="Normal">تهیه و استفاده از گزارش مهندسی نیازمندی‌ها مزایای فراوانی دارد، از جمله:</text:p>
      <text:p text:style-name="Normal"/>
      <text:p text:style-name="Normal">کاهش ابهام:با تعریف دقیق نیازمندی‌ها، ابهامات و سوء تفاهم‌ها کاهش می‌یابد.</text:p>
      <text:p text:style-name="Normal">کاهش هزینه‌ها: شناسایی و رفع مشکلات در مراحل اولیه توسعه، از هزینه‌های اصلاحات در مراحل بعدی جلوگیری می‌کند.</text:p>
      <text:p text:style-name="Normal">بهبود کیفیت:با تمرکز بر روی نیازمندی‌های اصلی، کیفیت محصول نهایی بهبود می‌یابد.</text:p>
      <text:p text:style-name="Normal">افزایش رضایت مشتری:محصول نهایی مطابق با انتظارات مشتری خواهد بود.</text:p>
      <text:p text:style-name="Normal">تسهیل مدیریت پروژه:با داشتن یک سند جامع از نیازمندی‌ها، مدیریت و کنترل پروژه آسان‌تر می‌شود.</text:p>
      <text:p text:style-name="Normal">بهبود ارتباطات: ایجاد یک زبان مشترک بین تمامی ذینفعان، ارتباطات را بهبود می‌بخشد.</text:p>
      <text:p text:style-name="Normal"/>
      <text:p text:style-name="Normal">در نتیجه، گزارش مهندسی نیازمندی‌ها یک ابزار حیاتی برای موفقیت پروژه‌های نرم‌افزاری است که با تعریف دقیق و مدیریت صحیح نیازمندی‌ها، به کاهش ریسک‌ها، بهبود کیفیت و افزایش رضایت مشتری کمک می‌کند.</text:p>
      <text:p text:style-name="Normal"/>
      <text:p text:style-name="Normal">در تهیه گزارش مهندسی نیازمندی‌ها (Requirements Engineering Report) نقاط مهم و کلیدی وجود دارند که باید مورد توجه قرار گیرند تا این گزارش مؤثر و جامع باشد. در زیر به این نقاط مهم اشاره می‌شود:۱</text:p>
      <text:p text:style-name="Normal"/>
      <text:p text:style-name="P13">عریف دقیق نیازمندی‌ها</text:p>
      <text:p text:style-name="Normal"><text:s text:c="3"/>نیازمندی‌های عملکردی: مشخص کردن ویژگی‌ها و کارکردهایی که سیستم باید انجام دهد.</text:p>
      <text:p text:style-name="Normal"/>
      <text:p text:style-name="Normal"><text:s text:c="3"/>۱نیازمندیهای<text:s/>غیرعملکردی:** شامل کیفیت‌ها و محدودیت‌هایی است که سیستم باید رعایت کند، مانند امنیت، مقیاس‌پذیری و<text:s/>دسترسی پذیری.</text:p>
      <text:p text:style-name="Normal"/>
      <text:p text:style-name="P14"><text:s/>2. شناسایی ذینفعان</text:p>
      <text:list text:style-name="LFO1" text:continue-numbering="true">
        <text:list-item>
          <text:p text:style-name="P15">مشخص کردن تمامی ذینفعان (stakeholders) شامل کارفرمایان، کاربران نهایی، توسعه‌دهندگان و سایر افرادی که ممکن است تحت تأثیر پروژه قرار بگیرند.</text:p>
        </text:list-item>
      </text:list>
      <text:p text:style-name="Normal"/>
      <text:p text:style-name="Normal"/>
      <text:p text:style-name="Normal"><text:s/>3<text:span text:style-name="T16">. تحلیل و اولویت‌بندی نیازمندی‌ها</text:span></text:p>
      <text:list text:style-name="LFO1" text:continue-numbering="true">
        <text:list-item>
          <text:p text:style-name="P17">تحلیل نیازمندی‌ها برای جلوگیری از ابهام و تضاد، و اولویت‌بندی نیازمندی‌ها بر اساس اهمیت و تأثیر آن‌ها بر اهداف پروژه.</text:p>
        </text:list-item>
      </text:list>
      <text:p text:style-name="Normal"/>
      <text:p text:style-name="Normal"><text:s/>4.<text:span text:style-name="T18"><text:s/>دقت و شفافیت</text:span></text:p>
      <text:list text:style-name="LFO1" text:continue-numbering="true">
        <text:list-item>
          <text:p text:style-name="P19">نیازمندی‌ها باید به صورتی مستند و شفاف نوشته شوند تا تمامی ذینفعان بتوانند آن‌ها را به‌خوبی درک کنند. استفاده از زبان ساده و واضح بسیار مهم است.</text:p>
        </text:list-item>
      </text:list>
      <text:p text:style-name="Normal"/>
      <text:p text:style-name="P20"><text:s/>5. قابلیت اندازه‌گیری و اعتبارسنجی</text:p>
      <text:list text:style-name="LFO1" text:continue-numbering="true">
        <text:list-item>
          <text:p text:style-name="P21">هر نیازمندی باید قابلیت اندازه‌گیری و اعتبارسنجی داشته باشد تا امکان بررسی و تأیید آن وجود داشته باشد. این امر به هنگام تست و ارزیابی محصول نهایی کمک می‌کند.</text:p>
        </text:list-item>
      </text:list>
      <text:p text:style-name="P22"/>
      <text:p text:style-name="P23"><text:s/>6. مدیریت تغییرات</text:p>
      <text:list text:style-name="LFO1" text:continue-numbering="true">
        <text:list-item>
          <text:p text:style-name="P24">توضیح فرآیند مدیریت تغییرات برای نیازمندی‌ها، به‌ویژه در پروژه‌های بزرگ که ممکن است نیاز به تغییر بر اساس بازخوردها و شرایط جدید وجود داشته باشد.</text:p>
        </text:list-item>
      </text:list>
      <text:p text:style-name="Normal"/>
      <text:p text:style-name="P25"><text:s/>7. مدل‌سازی نیازها</text:p>
      <text:list text:style-name="LFO1" text:continue-numbering="true">
        <text:list-item>
          <text:p text:style-name="P26">استفاده از تکنیک‌های مدل‌سازی مانند دیاگرام‌های استفاده (Use Case Diagrams)، دیاگرام‌های جریان کار (Workflow Diagrams) و مدل‌های منطقی (Logical Models) برای نمایش و تحلیل نیازمندی‌ها.</text:p>
        </text:list-item>
      </text:list>
      <text:p text:style-name="Normal"/>
      <text:p text:style-name="P27"><text:s/>8.تست و اعتبارسنجی</text:p>
      <text:list text:style-name="LFO1" text:continue-numbering="true">
        <text:list-item>
          <text:p text:style-name="P28">برنامه‌ریزی برای آزمون‌های پذیرش (Acceptance Testing) و سایر روش‌های اعتبارسنجی برای اطمینان از برآورده شدن نیازمندی‌ها در محصول نهایی.</text:p>
        </text:list-item>
      </text:list>
      <text:p text:style-name="Normal"/>
      <text:p text:style-name="P29"><text:s/>9. دسترس‌پذیری و نگهداری</text:p>
      <text:list text:style-name="LFO1" text:continue-numbering="true">
        <text:list-item>
          <text:p text:style-name="P30">اطمینان از این‌که گزارش نیازمندی‌ها به‌راحتی قابل دسترسی و قابل نگهداری باشد تا در طول مراحل توسعه مورد استفاده قرار گیرد.</text:p>
        </text:list-item>
      </text:list>
      <text:p text:style-name="Normal"/>
      <text:p text:style-name="P31"><text:s/>10. ارتباطات مؤثر</text:p>
      <text:list text:style-name="LFO1" text:continue-numbering="true">
        <text:list-item>
          <text:p text:style-name="P32">فراهم کردن کانال‌های ارتباطی برای گفتگو و تبادل نظر میان ذینفعان، و برگزاری جلسات منظم برای به‌روزرسانی وضعیت نیازمندی‌ها.</text:p>
        </text:list-item>
      </text:list>
      <text:p text:style-name="Normal"/>
      <text:p text:style-name="P33"><text:s/>11. مدارک و مستندات پشتیبان</text:p>
      <text:list text:style-name="LFO1" text:continue-numbering="true">
        <text:list-item>
          <text:p text:style-name="P34">ارجاع به سایر مدارک و مستندات مرتبط مانند تحلیل‌های بازار، تدوین مستندات فنی و تاریخچه تصمیمات برای روشن‌تر شدن تصمیم‌گیری‌ها.</text:p>
        </text:list-item>
      </text:list>
      <text:p text:style-name="Normal"/>
      <text:p text:style-name="P35"><text:s/>12.توصیف دقیق محدودیت‌ها</text:p>
      <text:list text:style-name="LFO1" text:continue-numbering="true">
        <text:list-item>
          <text:p text:style-name="P36">به‌طور خاص، محدودیت‌ها و ریسک‌های مرتبط با توسعه سیستم، که ممکن است شامل الزاماتی برای محیط‌های عملیاتی یا تکنولوژی‌های خاص باشد.</text:p>
        </text:list-item>
      </text:list>
      <text:p text:style-name="Normal"/>
      <text:p text:style-name="Normal"/>
      <text:p text:style-name="P37"><text:s/>نتیجه‌گیری</text:p>
      <text:p text:style-name="Normal">بررسی و دقت در این نقاط کلیدی به موفقیت تهیه و پیاده‌سازی گزارش مهندسی نیازمندی‌ها کمک خواهد کرد و امکان ایجاد یک سیستم نرم‌افزاری مؤثر و کارآمد را فراهم می‌سازد.</text:p>
      <text:p text:style-name="Normal"/>
      <text:p text:style-name="Normal">منظورتان از "Requirements Engineering Report<text:s/>گزارش" این است که درباره‌ی چه مواردی باید در یک گزارش مهندسی نیازمندی‌ها (Requirements Engineering Report) صحبت شود؟ اگر اینطور است، در زیر ساختار و محتوای کلی یک گزارش مهندسی نیازمندی‌ها را شرح می‌دهم:</text:p>
      <text:p text:style-name="Normal"/>
      <text:p text:style-name="P38">ساختار و محتوای گزارش مهندسی نیازمندی‌ها:</text:p>
      <text:p text:style-name="P39"/>
      <text:p text:style-name="Normal">یک گزارش مهندسی نیازمندی‌ها معمولاً شامل بخش‌های زیر است:</text:p>
      <text:p text:style-name="Normal"/>
      <text:p text:style-name="Normal"><text:s text:c="7"/>عنوان گزارش (گزارش مهندسی نیازمندی‌ها)</text:p>
      <text:p text:style-name="Normal"><text:s text:c="6"/>تاریخ تهیه گزارش</text:p>
      <text:p text:style-name="Normal"><text:s text:c="4"/>نام سازمان یا شرکت</text:p>
      <text:p text:style-name="Normal"><text:s text:c="5"/>نام نویسندگان یا تهیه‌کنندگان گزارش</text:p>
      <text:p text:style-name="Normal">2. <text:s/>فهرست مطالب (Table of Contents):**</text:p>
      <text:p text:style-name="Normal"/>
      <text:p text:style-name="Normal"><text:s text:c="6"/>فهرست تمامی بخش‌ها و زیربخش‌های گزارش به همراه شماره صفحات</text:p>
      <text:p text:style-name="Normal">3<text:span text:style-name="T40">. <text:s/>مقدمه (</text:span><text:span text:style-name="T41">Introduction</text:span><text:span text:style-name="T42">):</text:span></text:p>
      <text:p text:style-name="P43"/>
      <text:p text:style-name="Normal"><text:s text:c="5"/>توضیح مختصری درباره پروژه و اهداف آن</text:p>
      <text:p text:style-name="Normal"><text:s text:c="7"/>هدف از تهیه گزارش مهندسی نیازمندی‌ها</text:p>
      <text:p text:style-name="Normal"><text:s text:c="6"/>مخاطبان گزارش (چه کسانی باید از این گزارش استفاده کنند؟)</text:p>
      <text:p text:style-name="Normal"><text:s text:c="7"/>دامنه گزارش (چه مواردی در این گزارش پوشش داده شده است؟)</text:p>
      <text:p text:style-name="Normal">4. <text:s/>**توصیف کلی پروژه (Project Overview):**</text:p>
      <text:p text:style-name="Normal"/>
      <text:p text:style-name="Normal"><text:s text:c="5"/>توضیح دقیق‌تر درباره پروژه، شامل:</text:p>
      <text:p text:style-name="Normal"><text:s text:c="8"/>زمینه پروژه (Project Context)</text:p>
      <text:p text:style-name="Normal"><text:s text:c="11"/>اهداف اصلی پروژه (Project Goals)</text:p>
      <text:p text:style-name="Normal"><text:s text:c="10"/>ذینفعان اصلی پروژه (Key Stakeholders)</text:p>
      <text:p text:style-name="Normal"><text:s text:c="8"/>محدودیت‌ها و فرضیات (Constraints and Assumptions)</text:p>
      <text:p text:style-name="Normal">5. <text:s/>نیازمندیهای<text:s/>ذینفعان (Stakeholder Requirements):**</text:p>
      <text:p text:style-name="Normal"/>
      <text:p text:style-name="Normal"><text:s text:c="4"/>توصیف نیازها و انتظارات ذینفعان مختلف از پروژه</text:p>
      <text:p text:style-name="Normal"><text:s text:c="6"/>ممکن است این بخش به گروه‌های مختلف ذینفعان تقسیم شود (مثلاً: نیازهای کاربران نهایی، نیازهای مدیران، نیازهای توسعه‌دهندگان)</text:p>
      <text:p text:style-name="Normal">6<text:span text:style-name="T44">. <text:s/>نیازمندی‌های سیستم (</text:span><text:span text:style-name="T45">System Requirements</text:span><text:span text:style-name="T46">):</text:span></text:p>
      <text:p text:style-name="P47"/>
      <text:p text:style-name="Normal"><text:s text:c="6"/>توصیف دقیق نیازمندی‌های سیستم که از نیازهای ذینفعان استخراج شده‌اند. این بخش معمولاً به دو قسمت اصلی تقسیم می‌شود:</text:p>
      <text:p text:style-name="Normal"><text:s text:c="8"/>نیازمندی‌های عملکردی (Functional Requirements):**</text:p>
      <text:p text:style-name="Normal"><text:s text:c="12"/>توصیف دقیق عملکردها و ویژگی‌هایی که سیستم باید ارائه دهد.</text:p>
      <text:p text:style-name="Normal"><text:s text:c="15"/>هر نیازمندی باید دارای یک شناسه (ID) منحصر به فرد باشد.</text:p>
      <text:p text:style-name="Normal"><text:s text:c="15"/>مثال: "کاربر باید بتواند با استفاده از نام کاربری و رمز عبور خود وارد سیستم شود."</text:p>
      <text:p text:style-name="Normal"><text:s text:c="8"/>نیازمندی‌های غیر عملکردی (Non-Functional Requirements):**</text:p>
      <text:p text:style-name="Normal"><text:s text:c="13"/>توصیف کیفیت‌ها و محدودیت‌های سیستم</text:p>
      <text:p text:style-name="Normal"><text:s text:c="14"/>شامل مواردی مانند:</text:p>
      <text:p text:style-name="Normal"><text:s text:c="17"/>عملکرد (Performance): سرعت پاسخگویی، توان عملیاتی</text:p>
      <text:p text:style-name="Normal"><text:s text:c="19"/>امنیت (Security): حفاظت از داده‌ها، احراز هویت</text:p>
      <text:p text:style-name="Normal"><text:s text:c="18"/>قابلیت اطمینان (Reliability): نرخ خرابی، زمان بازیابی</text:p>
      <text:p text:style-name="Normal"><text:s text:c="18"/>قابلیت استفاده (Usability): سهولت استفاده، یادگیری آسان</text:p>
      <text:p text:style-name="Normal"><text:s text:c="18"/>قابلیت نگهداری (Maintainability): سهولت در تغییر و به‌روزرسانی</text:p>
      <text:p text:style-name="Normal"><text:s text:c="18"/>قابلیت حمل (Portability): قابلیت اجرا بر روی پلتفرم‌های مختلف</text:p>
      <text:p text:style-name="Normal">7<text:span text:style-name="T48">. <text:s/>مدل‌سازی نیازمندی‌ها (</text:span><text:span text:style-name="T49">Requirements Modeling</text:span><text:span text:style-name="T50">):</text:span></text:p>
      <text:p text:style-name="P51"/>
      <text:p text:style-name="Normal"><text:s text:c="6"/>استفاده از نمودارها و مدل‌ها برای نمایش بصری نیازمندی‌ها</text:p>
      <text:p text:style-name="Normal"><text:s text:c="6"/>مانند:</text:p>
      <text:p text:style-name="Normal"><text:s text:c="10"/>نمودارهای مورد کاربرد (Use Case Diagrams)</text:p>
      <text:p text:style-name="Normal"><text:s text:c="10"/>نمودارهای فعالیت (Activity Diagrams)</text:p>
      <text:p text:style-name="Normal"><text:s text:c="10"/>نمودارهای کلاس (Class Diagrams)</text:p>
      <text:p text:style-name="Normal"><text:s text:c="11"/>نمودارهای توالی (Sequence Diagrams)</text:p>
      <text:p text:style-name="Normal">8. <text:s/>واژه‌نامه (Glossary):</text:p>
      <text:p text:style-name="Normal"/>
      <text:p text:style-name="Normal"><text:s text:c="5"/>تعریف اصطلاحات و واژه‌های تخصصی استفاده شده در گزارش</text:p>
      <text:p text:style-name="Normal"><text:s text:c="5"/>هدف از این بخش، ایجاد درک مشترک از اصطلاحات بین تمامی ذینفعان است.</text:p>
      <text:p text:style-name="Normal">9.پیوست‌ها (Appendices)</text:p>
      <text:p text:style-name="Normal"/>
      <text:p text:style-name="Normal"><text:s text:c="5"/>شامل اطلاعات تکمیلی و مستندات پشتیبان</text:p>
      <text:p text:style-name="Normal"><text:s text:c="5"/>مانند:</text:p>
      <text:p text:style-name="Normal"><text:s text:c="9"/>نتایج نظرسنجی‌ها و مصاحبه‌ها با ذینفعان</text:p>
      <text:p text:style-name="Normal"><text:s text:c="10"/>نمونه‌های اولیه (Prototypes)</text:p>
      <text:p text:style-name="Normal"><text:s text:c="8"/>سایر اسناد مرتبط</text:p>
      <text:p text:style-name="Normal"/>
      <text:p text:style-name="P52">نکات مهم:</text:p>
      <text:p text:style-name="P53"/>
      <text:p text:style-name="Normal">قابل فهم بودن:گزارش باید به زبان ساده و قابل فهم برای تمامی ذینفعان نوشته شود.</text:p>
      <text:p text:style-name="Normal">دقت و صحت: اطلاعات موجود در گزارش باید دقیق و صحیح باشد.سازماندهی مناسب:** گزارش باید به صورت منطقی و سازمان‌یافته باشد تا خواندن و درک آن آسان باشد.</text:p>
      <text:p text:style-name="Normal">قابلیت ردیابی:هر نیازمندی باید قابلیت ردیابی به منبع اصلی خود (نیاز ذینفعان) را داشته باشد.</text:p>
      <text:p text:style-name="Normal">به‌روزرسانی: گزارش باید به طور منظم به‌روزرسانی شود تا با تغییرات پروژه همگام باشد.</text:p>
      <text:p text:style-name="Normal"/>
      <text:p text:style-name="Normal">با رعایت این ساختار و نکات، می‌توانید یک گزارش مهندسی نیازمندی‌های جامع و مؤثر تهیه کنید که به موفقیت پروژه کمک کند.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fa" style:country-complex="IR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paragraph-properties style:writing-mode="rl-tb"/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rial" style:font-name-asian="Yu Mincho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1388in" text:min-label-width="0.25in" text:list-level-position-and-space-mode="label-alignment">
          <style:list-level-label-alignment text:label-followed-by="listtab" fo:margin-left="0.3888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6388in" text:min-label-width="0.25in" text:list-level-position-and-space-mode="label-alignment">
          <style:list-level-label-alignment text:label-followed-by="listtab" fo:margin-left="0.8888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1388in" text:min-label-width="0.25in" text:list-level-position-and-space-mode="label-alignment">
          <style:list-level-label-alignment text:label-followed-by="listtab" fo:margin-left="1.3888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6388in" text:min-label-width="0.25in" text:list-level-position-and-space-mode="label-alignment">
          <style:list-level-label-alignment text:label-followed-by="listtab" fo:margin-left="1.8888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1388in" text:min-label-width="0.25in" text:list-level-position-and-space-mode="label-alignment">
          <style:list-level-label-alignment text:label-followed-by="listtab" fo:margin-left="2.3888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6388in" text:min-label-width="0.25in" text:list-level-position-and-space-mode="label-alignment">
          <style:list-level-label-alignment text:label-followed-by="listtab" fo:margin-left="2.8888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1388in" text:min-label-width="0.25in" text:list-level-position-and-space-mode="label-alignment">
          <style:list-level-label-alignment text:label-followed-by="listtab" fo:margin-left="3.3888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6388in" text:min-label-width="0.25in" text:list-level-position-and-space-mode="label-alignment">
          <style:list-level-label-alignment text:label-followed-by="listtab" fo:margin-left="3.8888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1388in" text:min-label-width="0.25in" text:list-level-position-and-space-mode="label-alignment">
          <style:list-level-label-alignment text:label-followed-by="listtab" fo:margin-left="4.3888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rl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lhymhmd740@gmail.com</meta:initial-creator>
    <dc:creator>salhymhmd740@gmail.com</dc:creator>
    <meta:creation-date>2025-03-10T10:24:00Z</meta:creation-date>
    <dc:date>2025-03-10T10:24:00Z</dc:date>
    <meta:template xlink:href="Normal.dotm" xlink:type="simple"/>
    <meta:editing-cycles>52</meta:editing-cycles>
    <meta:editing-duration>PT2280S</meta:editing-duration>
    <meta:document-statistic meta:page-count="1" meta:paragraph-count="18" meta:word-count="1386" meta:character-count="9274" meta:row-count="65" meta:non-whitespace-character-count="7906"/>
  </office:meta>
</office:document-meta>
</file>